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style-name="ce3" table:formula="of:=IF([.F2]-[.E2] &gt; 0; [.F2]-[.E2]; 0)" office:value-type="time" office:time-value="PT04H00M13.85602S" calcext:value-type="time">
            <text:p>04:00:14</text:p>
          </table:table-cell>
          <table:table-cell table:style-name="ce3"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table:style-name="ce2" office:value-type="time" office:time-value="PT11H46M41.1186484S" calcext:value-type="time">
            <text:p>11:46:41 AM</text:p>
          </table:table-cell>
          <table:table-cell table:style-name="ce3"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style-name="ce3" table:formula="of:=IF([.F3]-[.E3] &gt; 0; [.F3]-[.E3]; 0)" office:value-type="time" office:time-value="PT04H07M04.555632S" calcext:value-type="time">
            <text:p>04:07:05</text:p>
          </table:table-cell>
          <table:table-cell table:style-name="ce3"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8:15:50.14043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5T08:37:29.358611890</dc:date>
    <dc:creator>Benjamin Laws</dc:creator>
    <meta:editing-duration>PT17H11M55S</meta:editing-duration>
    <meta:editing-cycles>24</meta:editing-cycles>
    <meta:generator>LibreOffice/7.0.6.2$MacOSX_X86_64 LibreOffice_project/144abb84a525d8e30c9dbbefa69cbbf2d8d4ae3b</meta:generator>
    <meta:document-statistic meta:table-count="1" meta:cell-count="29" meta:object-count="0"/>
  </office:meta>
</office:document-meta>
</file>